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Mincho" svg:font-family="'MS Mincho'" style:font-family-generic="roma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2.46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53in" svg:height="3.5453in" svg:x="9.7134in" svg:y="1.9972in">
            <draw:object draw:notify-on-update-of-ranges="Sheet1.B1:Sheet1.B1 Sheet1.B2:Sheet1.B12 Sheet1.C1:Sheet1.C1 Sheet1.C2:Sheet1.C12 Sheet1.B1:Sheet1.B1 Sheet1.B2:Sheet1.B12 Sheet1.D1:Sheet1.D1 Sheet1.D2:Sheet1.D12 Sheet1.B1:Sheet1.B1 Sheet1.B2:Sheet1.B12 Sheet1.E1:Sheet1.E1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53in" svg:x="9.7996in" svg:y="5.8039in">
            <draw:object draw:notify-on-update-of-ranges="Sheet1.B32:Sheet1.B32 Sheet1.B33:Sheet1.B43 Sheet1.C32:Sheet1.C32 Sheet1.C33:Sheet1.C43 Sheet1.B32:Sheet1.B32 Sheet1.B33:Sheet1.B43 Sheet1.D32:Sheet1.D32 Sheet1.D33:Sheet1.D43 Sheet1.B32:Sheet1.B32 Sheet1.B33:Sheet1.B43 Sheet1.E32:Sheet1.E32 Sheet1.E33:Sheet1.E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formula="of:=8*[.A2]" office:value-type="float" office:value="524288" calcext:value-type="float">
            <text:p>524288</text:p>
          </table:table-cell>
          <table:table-cell table:style-name="ce5" office:value-type="float" office:value="0.000474358" calcext:value-type="float">
            <text:p>0.000474358</text:p>
          </table:table-cell>
          <table:table-cell table:style-name="ce5" office:value-type="float" office:value="0.000542867" calcext:value-type="float">
            <text:p>0.000542867</text:p>
          </table:table-cell>
          <table:table-cell table:style-name="ce5" office:value-type="float" office:value="0.000482667" calcext:value-type="float">
            <text:p>0.000482667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8*[.A3]" office:value-type="float" office:value="1048576" calcext:value-type="float">
            <text:p>1048576</text:p>
          </table:table-cell>
          <table:table-cell table:style-name="ce6" office:value-type="float" office:value="0.000781288" calcext:value-type="float">
            <text:p>0.000781288</text:p>
          </table:table-cell>
          <table:table-cell table:style-name="ce6" office:value-type="float" office:value="0.000506526" calcext:value-type="float">
            <text:p>0.000506526</text:p>
          </table:table-cell>
          <table:table-cell table:style-name="ce6" office:value-type="float" office:value="0.000960877" calcext:value-type="float">
            <text:p>0.000960877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formula="of:=8*[.A4]" office:value-type="float" office:value="2097152" calcext:value-type="float">
            <text:p>2097152</text:p>
          </table:table-cell>
          <table:table-cell table:style-name="ce5" office:value-type="float" office:value="0.000623241" calcext:value-type="float">
            <text:p>0.000623241</text:p>
          </table:table-cell>
          <table:table-cell table:style-name="ce5" office:value-type="float" office:value="0.001467835" calcext:value-type="float">
            <text:p>0.001467835</text:p>
          </table:table-cell>
          <table:table-cell table:style-name="ce5" office:value-type="float" office:value="0.001722354" calcext:value-type="float">
            <text:p>0.001722354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8*[.A5]" office:value-type="float" office:value="4194304" calcext:value-type="float">
            <text:p>419430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2446578" calcext:value-type="float">
            <text:p>0.002446578</text:p>
          </table:table-cell>
          <table:table-cell table:style-name="ce6" office:value-type="float" office:value="0.002681677" calcext:value-type="float">
            <text:p>0.002681677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formula="of:=8*[.A6]" office:value-type="float" office:value="8388608" calcext:value-type="float">
            <text:p>838860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04968636" calcext:value-type="float">
            <text:p>0.004968636</text:p>
          </table:table-cell>
          <table:table-cell table:style-name="ce5" office:value-type="float" office:value="0.005051195" calcext:value-type="float">
            <text:p>0.005051195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8*[.A7]" office:value-type="float" office:value="16777216" calcext:value-type="float">
            <text:p>1677721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8872473" calcext:value-type="float">
            <text:p>0.008872473</text:p>
          </table:table-cell>
          <table:table-cell table:style-name="ce6" office:value-type="float" office:value="0.008759515" calcext:value-type="float">
            <text:p>0.008759515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formula="of:=8*[.A8]" office:value-type="float" office:value="33554432" calcext:value-type="float">
            <text:p>33554432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16841284" calcext:value-type="float">
            <text:p>0.016841284</text:p>
          </table:table-cell>
          <table:table-cell table:style-name="ce5" office:value-type="float" office:value="0.01660189" calcext:value-type="float">
            <text:p>0.01660189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8*[.A9]" office:value-type="float" office:value="67108864" calcext:value-type="float">
            <text:p>6710886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33114103" calcext:value-type="float">
            <text:p>0.033114103</text:p>
          </table:table-cell>
          <table:table-cell table:style-name="ce6" office:value-type="float" office:value="0.032637403" calcext:value-type="float">
            <text:p>0.032637403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formula="of:=8*[.A10]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67617241" calcext:value-type="float">
            <text:p>0.067617241</text:p>
          </table:table-cell>
          <table:table-cell table:style-name="ce5" office:value-type="float" office:value="0.064645554" calcext:value-type="float">
            <text:p>0.064645554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8*[.A11]" office:value-type="float" office:value="268435456" calcext:value-type="float">
            <text:p>26843545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132110155" calcext:value-type="float">
            <text:p>0.132110155</text:p>
          </table:table-cell>
          <table:table-cell table:style-name="ce6" office:value-type="float" office:value="0.127708037" calcext:value-type="float">
            <text:p>0.127708037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8*[.A12]" office:value-type="float" office:value="536870912" calcext:value-type="float">
            <text:p>536870912</text:p>
          </table:table-cell>
          <table:table-cell table:style-name="ce6" office:value-type="string" calcext:value-type="string">
            <text:p>seg fault</text:p>
          </table:table-cell>
          <table:table-cell table:style-name="ce7"/>
          <table:table-cell table:style-name="ce7" office:value-type="float" office:value="0.244564375" calcext:value-type="float">
            <text:p>0.244564375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table:style-name="Default"/>
          <table:table-cell table:number-columns-repeated="3"/>
        </table:table-row>
        <table:table-row table:style-name="ro1" table:number-rows-repeated="16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formula="of:=8*[.A33]" office:value-type="float" office:value="524288" calcext:value-type="float">
            <text:p>524288</text:p>
          </table:table-cell>
          <table:table-cell table:style-name="ce5" table:formula="of:=0.000326399" office:value-type="float" office:value="0.000326399" calcext:value-type="float">
            <text:p>0.000326399</text:p>
          </table:table-cell>
          <table:table-cell table:style-name="ce5" office:value-type="float" office:value="0.000272008" calcext:value-type="float">
            <text:p>0.000272008</text:p>
          </table:table-cell>
          <table:table-cell table:style-name="ce5" office:value-type="float" office:value="0.000168604" calcext:value-type="float">
            <text:p>0.000168604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8*[.A34]" office:value-type="float" office:value="1048576" calcext:value-type="float">
            <text:p>1048576</text:p>
          </table:table-cell>
          <table:table-cell table:style-name="ce6" office:value-type="float" office:value="0.000345916" calcext:value-type="float">
            <text:p>0.000345916</text:p>
          </table:table-cell>
          <table:table-cell table:style-name="ce6" office:value-type="float" office:value="0.000699024" calcext:value-type="float">
            <text:p>0.000699024</text:p>
          </table:table-cell>
          <table:table-cell table:style-name="ce6" office:value-type="float" office:value="0.000343269" calcext:value-type="float">
            <text:p>0.000343269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formula="of:=8*[.A35]" office:value-type="float" office:value="2097152" calcext:value-type="float">
            <text:p>2097152</text:p>
          </table:table-cell>
          <table:table-cell table:style-name="ce5" office:value-type="float" office:value="0.000589801" calcext:value-type="float">
            <text:p>0.000589801</text:p>
          </table:table-cell>
          <table:table-cell table:style-name="ce5" office:value-type="float" office:value="0.001241677" calcext:value-type="float">
            <text:p>0.001241677</text:p>
          </table:table-cell>
          <table:table-cell table:style-name="ce5" office:value-type="float" office:value="0.00057985" calcext:value-type="float">
            <text:p>0.00057985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8*[.A36]" office:value-type="float" office:value="4194304" calcext:value-type="float">
            <text:p>419430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3090407" calcext:value-type="float">
            <text:p>0.003090407</text:p>
          </table:table-cell>
          <table:table-cell table:style-name="ce6" office:value-type="float" office:value="0.001582948" calcext:value-type="float">
            <text:p>0.001582948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formula="of:=8*[.A37]" office:value-type="float" office:value="8388608" calcext:value-type="float">
            <text:p>838860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03288016" calcext:value-type="float">
            <text:p>0.003288016</text:p>
          </table:table-cell>
          <table:table-cell table:style-name="ce5" office:value-type="float" office:value="0.002843307" calcext:value-type="float">
            <text:p>0.002843307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8*[.A38]" office:value-type="float" office:value="16777216" calcext:value-type="float">
            <text:p>1677721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06151379" calcext:value-type="float">
            <text:p>0.006151379</text:p>
          </table:table-cell>
          <table:table-cell table:style-name="ce6" office:value-type="float" office:value="0.005285085" calcext:value-type="float">
            <text:p>0.005285085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formula="of:=8*[.A39]" office:value-type="float" office:value="33554432" calcext:value-type="float">
            <text:p>33554432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115156" calcext:value-type="float">
            <text:p>0.0115156</text:p>
          </table:table-cell>
          <table:table-cell table:style-name="ce5" office:value-type="float" office:value="0.009859666" calcext:value-type="float">
            <text:p>0.009859666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8*[.A40]" office:value-type="float" office:value="67108864" calcext:value-type="float">
            <text:p>67108864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22588655" calcext:value-type="float">
            <text:p>0.022588655</text:p>
          </table:table-cell>
          <table:table-cell table:style-name="ce6" office:value-type="float" office:value="0.019689598" calcext:value-type="float">
            <text:p>0.019689598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formula="of:=8*[.A41]" office:value-type="float" office:value="134217728" calcext:value-type="float">
            <text:p>134217728</text:p>
          </table:table-cell>
          <table:table-cell table:style-name="ce6" office:value-type="string" calcext:value-type="string">
            <text:p>seg fault</text:p>
          </table:table-cell>
          <table:table-cell table:style-name="ce5" office:value-type="float" office:value="0.044404116" calcext:value-type="float">
            <text:p>0.044404116</text:p>
          </table:table-cell>
          <table:table-cell table:style-name="ce5" office:value-type="float" office:value="0.042464404" calcext:value-type="float">
            <text:p>0.042464404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8*[.A42]" office:value-type="float" office:value="268435456" calcext:value-type="float">
            <text:p>268435456</text:p>
          </table:table-cell>
          <table:table-cell table:style-name="ce6" office:value-type="string" calcext:value-type="string">
            <text:p>seg fault</text:p>
          </table:table-cell>
          <table:table-cell table:style-name="ce6" office:value-type="float" office:value="0.087711247" calcext:value-type="float">
            <text:p>0.087711247</text:p>
          </table:table-cell>
          <table:table-cell table:style-name="ce6" office:value-type="float" office:value="0.078978814" calcext:value-type="float">
            <text:p>0.078978814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8*[.A43]" office:value-type="float" office:value="536870912" calcext:value-type="float">
            <text:p>536870912</text:p>
          </table:table-cell>
          <table:table-cell table:style-name="ce6" office:value-type="string" calcext:value-type="string">
            <text:p>seg fault</text:p>
          </table:table-cell>
          <table:table-cell table:style-name="ce7"/>
          <table:table-cell table:style-name="ce7" office:value-type="float" office:value="0.157241555" calcext:value-type="float">
            <text:p>0.157241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Mincho" svg:font-family="'MS Mincho'" style:font-family-generic="roma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8:49:34.276179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11:29:08.581339073</meta:creation-date>
    <meta:generator>LibreOffice/7.1.1.2$Linux_X86_64 LibreOffice_project/10$Build-2</meta:generator>
    <dc:date>2021-03-11T08:53:40.329298498</dc:date>
    <meta:editing-duration>PT42M29S</meta:editing-duration>
    <meta:editing-cycles>4</meta:editing-cycles>
    <meta:document-statistic meta:table-count="1" meta:cell-count="1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0.202cm" svg:y="3.706cm" style:legend-expansion="high" chart:style-name="ch2"/>
        <chart:plot-area chart:style-name="ch3" table:cell-range-address="Sheet1.B1:Sheet1.E12" chart:data-source-has-labels="row" svg:x="0.319cm" svg:y="0.18cm" svg:width="9.564cm" svg:height="8.646cm">
          <chart:coordinate-region svg:x="1.602cm" svg:y="0.379cm" svg:width="7.446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" chart:label-cell-address="Sheet1.C1:Sheet1.C1" chart:class="chart:scatter">
            <chart:domain table:cell-range-address="Sheet1.B2:Sheet1.B12"/>
            <chart:data-point chart:repeated="11"/>
          </chart:series>
          <chart:series chart:style-name="ch8" chart:values-cell-range-address="Sheet1.D2:Sheet1.D12" chart:label-cell-address="Sheet1.D1:Sheet1.D1" chart:class="chart:scatter">
            <chart:data-point chart:repeated="11"/>
          </chart:series>
          <chart:series chart:style-name="ch9" chart:values-cell-range-address="Sheet1.E2:Sheet1.E12" chart:label-cell-address="Sheet1.E1:Sheet1.E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empo para vect. locales</text:p>
                <draw:g>
                  <svg:desc>Sheet1.C1:Sheet1.C1</svg:desc>
                </draw:g>
              </table:table-cell>
              <table:table-cell office:value-type="string">
                <text:p>Tiempo para vect. globales</text:p>
                <draw:g>
                  <svg:desc>Sheet1.D1:Sheet1.D1</svg:desc>
                </draw:g>
              </table:table-cell>
              <table:table-cell office:value-type="string">
                <text:p>Tiempo para vect. dinámico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2:Sheet1.B12</svg:desc>
                </draw:g>
              </table:table-cell>
              <table:table-cell office:value-type="float" office:value="0.000474358">
                <text:p>0.000474358</text:p>
                <draw:g>
                  <svg:desc>Sheet1.C2:Sheet1.C12</svg:desc>
                </draw:g>
              </table:table-cell>
              <table:table-cell office:value-type="float" office:value="0.000542867">
                <text:p>0.000542867</text:p>
                <draw:g>
                  <svg:desc>Sheet1.D2:Sheet1.D12</svg:desc>
                </draw:g>
              </table:table-cell>
              <table:table-cell office:value-type="float" office:value="0.000482667">
                <text:p>0.000482667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781288">
                <text:p>0.000781288</text:p>
              </table:table-cell>
              <table:table-cell office:value-type="float" office:value="0.000506526">
                <text:p>0.000506526</text:p>
              </table:table-cell>
              <table:table-cell office:value-type="float" office:value="0.000960877">
                <text:p>0.000960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623241">
                <text:p>0.000623241</text:p>
              </table:table-cell>
              <table:table-cell office:value-type="float" office:value="0.001467835">
                <text:p>0.001467835</text:p>
              </table:table-cell>
              <table:table-cell office:value-type="float" office:value="0.001722354">
                <text:p>0.001722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446578">
                <text:p>0.002446578</text:p>
              </table:table-cell>
              <table:table-cell office:value-type="float" office:value="0.002681677">
                <text:p>0.002681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4968636">
                <text:p>0.004968636</text:p>
              </table:table-cell>
              <table:table-cell office:value-type="float" office:value="0.005051195">
                <text:p>0.005051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8872473">
                <text:p>0.008872473</text:p>
              </table:table-cell>
              <table:table-cell office:value-type="float" office:value="0.008759515">
                <text:p>0.008759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6841284">
                <text:p>0.016841284</text:p>
              </table:table-cell>
              <table:table-cell office:value-type="float" office:value="0.01660189">
                <text:p>0.01660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3114103">
                <text:p>0.033114103</text:p>
              </table:table-cell>
              <table:table-cell office:value-type="float" office:value="0.032637403">
                <text:p>0.032637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7617241">
                <text:p>0.067617241</text:p>
              </table:table-cell>
              <table:table-cell office:value-type="float" office:value="0.064645554">
                <text:p>0.064645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32110155">
                <text:p>0.132110155</text:p>
              </table:table-cell>
              <table:table-cell office:value-type="float" office:value="0.127708037">
                <text:p>0.127708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564375">
                <text:p>0.24456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0.202cm" svg:y="3.706cm" style:legend-expansion="high" chart:style-name="ch2"/>
        <chart:plot-area chart:style-name="ch3" table:cell-range-address="Sheet1.B32:Sheet1.E43" chart:data-source-has-labels="row" svg:x="0.319cm" svg:y="0.18cm" svg:width="9.564cm" svg:height="8.646cm">
          <chart:coordinate-region svg:x="1.602cm" svg:y="0.379cm" svg:width="7.446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3:Sheet1.C43" chart:label-cell-address="Sheet1.C32:Sheet1.C32" chart:class="chart:scatter">
            <chart:domain table:cell-range-address="Sheet1.B33:Sheet1.B43"/>
            <chart:data-point chart:repeated="11"/>
          </chart:series>
          <chart:series chart:style-name="ch8" chart:values-cell-range-address="Sheet1.D33:Sheet1.D43" chart:label-cell-address="Sheet1.D32:Sheet1.D32" chart:class="chart:scatter">
            <chart:data-point chart:repeated="11"/>
          </chart:series>
          <chart:series chart:style-name="ch9" chart:values-cell-range-address="Sheet1.E33:Sheet1.E43" chart:label-cell-address="Sheet1.E32:Sheet1.E3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empo para vect. locales</text:p>
                <draw:g>
                  <svg:desc>Sheet1.C32:Sheet1.C32</svg:desc>
                </draw:g>
              </table:table-cell>
              <table:table-cell office:value-type="string">
                <text:p>Tiempo para vect. globales</text:p>
                <draw:g>
                  <svg:desc>Sheet1.D32:Sheet1.D32</svg:desc>
                </draw:g>
              </table:table-cell>
              <table:table-cell office:value-type="string">
                <text:p>Tiempo para vect. dinámicos</text:p>
                <draw:g>
                  <svg:desc>Sheet1.E32:Sheet1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33:Sheet1.B43</svg:desc>
                </draw:g>
              </table:table-cell>
              <table:table-cell office:value-type="float" office:value="0.000326399">
                <text:p>0.000326399</text:p>
                <draw:g>
                  <svg:desc>Sheet1.C33:Sheet1.C43</svg:desc>
                </draw:g>
              </table:table-cell>
              <table:table-cell office:value-type="float" office:value="0.000272008">
                <text:p>0.000272008</text:p>
                <draw:g>
                  <svg:desc>Sheet1.D33:Sheet1.D43</svg:desc>
                </draw:g>
              </table:table-cell>
              <table:table-cell office:value-type="float" office:value="0.000168604">
                <text:p>0.000168604</text:p>
                <draw:g>
                  <svg:desc>Sheet1.E33:Sheet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345916">
                <text:p>0.000345916</text:p>
              </table:table-cell>
              <table:table-cell office:value-type="float" office:value="0.000699024">
                <text:p>0.000699024</text:p>
              </table:table-cell>
              <table:table-cell office:value-type="float" office:value="0.000343269">
                <text:p>0.000343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589801">
                <text:p>0.000589801</text:p>
              </table:table-cell>
              <table:table-cell office:value-type="float" office:value="0.001241677">
                <text:p>0.001241677</text:p>
              </table:table-cell>
              <table:table-cell office:value-type="float" office:value="0.00057985">
                <text:p>0.00057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090407">
                <text:p>0.003090407</text:p>
              </table:table-cell>
              <table:table-cell office:value-type="float" office:value="0.001582948">
                <text:p>0.001582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288016">
                <text:p>0.003288016</text:p>
              </table:table-cell>
              <table:table-cell office:value-type="float" office:value="0.002843307">
                <text:p>0.002843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6151379">
                <text:p>0.006151379</text:p>
              </table:table-cell>
              <table:table-cell office:value-type="float" office:value="0.005285085">
                <text:p>0.005285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15156">
                <text:p>0.0115156</text:p>
              </table:table-cell>
              <table:table-cell office:value-type="float" office:value="0.009859666">
                <text:p>0.009859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2588655">
                <text:p>0.022588655</text:p>
              </table:table-cell>
              <table:table-cell office:value-type="float" office:value="0.019689598">
                <text:p>0.019689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44404116">
                <text:p>0.044404116</text:p>
              </table:table-cell>
              <table:table-cell office:value-type="float" office:value="0.042464404">
                <text:p>0.042464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087711247">
                <text:p>0.087711247</text:p>
              </table:table-cell>
              <table:table-cell office:value-type="float" office:value="0.078978814">
                <text:p>0.078978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241555">
                <text:p>0.157241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